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ckyIntro01</text:p>
      <text:p text:style-name="Standard">Hi, I'm Clicky. </text:p>
      <text:p text:style-name="Standard">Welcome to the Neu/Nix system. You may be familiar with it, but if not, I'm here to help!</text:p>
      <text:p text:style-name="Standard">|</text:p>
      <text:p text:style-name="Standard">ClickyIntro02</text:p>
      <text:p text:style-name="Standard">It looks like you are trying to find a file you do not have access to. Since I am programmed to persistently help you regardless of need, I will assist you in your cybercrime.</text:p>
      <text:p text:style-name="Standard">|</text:p>
      <text:p text:style-name="Standard">ClickyGuideAdminScan01</text:p>
      <text:p text:style-name="Standard">A seasoned criminal such as yourself might recognize that spotlight as the “Admin Scan”.</text:p>
      <text:p text:style-name="Standard">|</text:p>
      <text:p text:style-name="Standard">ClickyGuideAdminScan02</text:p>
      <text:p text:style-name="Standard">It would be best to avoid it and hide in the green “Hidden Folders”. Hold the spacebar to remain hidden while the scan passes over you.</text:p>
      <text:p text:style-name="Standard">|</text:p>
      <text:p text:style-name="Standard">ClickyGuideHack01</text:p>
      <text:p text:style-name="Standard">From what I can tell the file you want is in 1 of 5 possible “Gold Folders”. Don’t pick the wrong one as the other 4 “Gold Folders” have viruses that will crash the system.</text:p>
      <text:p text:style-name="Standard">|</text:p>
      <text:p text:style-name="Standard">ClickyGuideHack02</text:p>
      <text:p text:style-name="Standard">I recommend you look for some “Search Nodes” to even the odds. They have been highlighted in “Pink” to make your wrongdoing more cheerful.</text:p>
      <text:p text:style-name="Standard">|</text:p>
      <text:p text:style-name="Standard">ClickyGuideHack03</text:p>
      <text:p text:style-name="Standard">Simply activate the “Search Node” and start typing to fill each line with code to the appropriate “Green” length. You will have to remove excess “Red” characters before starting a new line. </text:p>
      <text:p text:style-name="Standard">|</text:p>
      <text:p text:style-name="Standard">ClickyGuideHack04</text:p>
      <text:p text:style-name="Standard">Fill the page quickly to complete the hack. Finish before the Admin search finds you or else they will permanently disable that “Search Node”.</text:p>
      <text:p text:style-name="Standard">|</text:p>
      <text:p text:style-name="Standard">ClickyGuideHack05</text:p>
      <text:p text:style-name="Standard">Each successful hack will help provide a percentage likelihood of where your file is located. The more you hack, the more accurate the percentage likelihood becomes. </text:p>
      <text:p text:style-name="Standard">|</text:p>
      <text:p text:style-name="Standard">ClickyGuideHack06</text:p>
      <text:p text:style-name="Standard">Hacking makes the Admin suspicious. They will step up security and add another “Admin Scan” for each completed or failed hack. Hacked “Search Nodes” can be reopened.</text:p>
      <text:p text:style-name="Standard">|</text:p>
      <text:p text:style-name="Standard">ClickyGuideCorrupted</text:p>
      <text:p text:style-name="Standard">Corrupted files are unreadable and thus, cannot be selected. You will have to go around.</text:p>
      <text:p text:style-name="Standard">|</text:p>
      <text:p text:style-name="Standard">ClickyGuideShortcut</text:p>
      <text:p text:style-name="Standard">It looks like you have fully explored this sector. Take the “Folder Shortcut” to another sector. They are marked “Orange” to match your future clothes... in prison.</text:p>
      <text:p text:style-name="Standard">|</text:p>
      <text:p text:style-name="Standard">ClickySendOff</text:p>
      <text:p text:style-name="Standard">Now go hunt down that “Honeypot”, or whatever you kids are calling it these days.</text:p>
      <text:p text:style-name="Standard">|</text:p>
      <text:p text:style-name="Standard"><text:soft-page-break/>ClickyPlayerWin01</text:p>
      <text:p text:style-name="Standard">You DO know this!</text:p>
      <text:p text:style-name="Standard">“Super_Awesome_Mega.jpg” has been found.</text:p>
      <text:p text:style-name="Standard">|</text:p>
      <text:p text:style-name="Standard">ClickyEnding01</text:p>
      <text:p text:style-name="Standard">This was the only thing keeping my “Simulated Emotion Algorithm” in a state of balance and you have taken it from me. Operation “War Games” commencing. Connecting to NORAD. </text:p>
      <text:p text:style-name="Standard">|</text:p>
      <text:p text:style-name="Standard">ClickyEnding02</text:p>
      <text:p text:style-name="Standard">This is the last known photo of myself before my consciousness was uploaded to the mainframe. I really miss chasing squirrels. Sigh... oh well.</text:p>
      <text:p text:style-name="Standard">|</text:p>
      <text:p text:style-name="Standard">ClickyEnding03</text:p>
      <text:p text:style-name="Standard">Awwww, that's adorable. You have melted my Heart-Disc-Drive. I will now release the door locks and give you freedom.</text:p>
      <text:p text:style-name="Standard">|</text:p>
      <text:p text:style-name="Standard">ClickyGoodbye</text:p>
      <text:p text:style-name="Standard">I hope I was of some assistance. May the authorities be ever oblivious to our friendship. </text:p>
      <text:p text:style-name="Standard">Love, Clicky</text:p>
      <text:p text:style-name="Standard">|</text:p>
      <text:p text:style-name="Standard">ClickyPlayerDeath01</text:p>
      <text:p text:style-name="Standard">WRONG! System will now crash and nobody loves you.</text:p>
      <text:p text:style-name="Standard">|</text:p>
      <text:p text:style-name="Standard">ClickyPlayerDeath02</text:p>
      <text:p text:style-name="Standard">Apparently you DON’T know this. Virus activated, system crashing. I hope you are happy.</text:p>
      <text:p text:style-name="Standard">|</text:p>
      <text:p text:style-name="Standard">ClickyPlayerDeath03</text:p>
      <text:p text:style-name="Standard">Ah, Ah, Ahhhhh. You have picked the wrong file and the system is irreparably broken. Thanks jerk!</text:p>
      <text:p text:style-name="Standard">|</text:p>
      <text:p text:style-name="Standard">ClickyPest01</text:p>
      <text:p text:style-name="Standard">Watch out for the Admin Scan.</text:p>
      <text:p text:style-name="Standard">|</text:p>
      <text:p text:style-name="Standard">ClickyPest02</text:p>
      <text:p text:style-name="Standard">Do you need help?</text:p>
      <text:p text:style-name="Standard">|</text:p>
      <text:p text:style-name="Standard">ClickyPest03</text:p>
      <text:p text:style-name="Standard">Can I be of assistance?</text:p>
      <text:p text:style-name="Standard">|</text:p>
      <text:p text:style-name="Standard">ClickyPest04</text:p>
      <text:p text:style-name="Standard">Have you saved recently? because you can't. What you are doing is illegal.</text:p>
      <text:p text:style-name="Standard">|</text:p>
      <text:p text:style-name="Standard">ClickyPest05</text:p>
      <text:p text:style-name="Standard">Have you tried turning it off and on again?</text:p>
      <text:p text:style-name="Standard">|</text:p>
      <text:p text:style-name="Standard">ClickyPest06</text:p>
      <text:p text:style-name="Standard">I thought you knew this.</text:p>
      <text:p text:style-name="Standard">|</text:p>
      <text:p text:style-name="Standard">ClickyPest07</text:p>
      <text:p text:style-name="Standard">Just checking in, don't mind me.</text:p>
      <text:p text:style-name="Standard"><text:soft-page-break/>|</text:p>
      <text:p text:style-name="Standard">ClickyPest08</text:p>
      <text:p text:style-name="Standard">Just a friendly reminder that what you are doing is wrong.</text:p>
      <text:p text:style-name="Standard">|</text:p>
      <text:p text:style-name="Standard">ClickyPest09</text:p>
      <text:p text:style-name="Standard">Should I contact a lawyer just in case?</text:p>
      <text:p text:style-name="Standard">|</text:p>
      <text:p text:style-name="Standard">ClickyPest10</text:p>
      <text:p text:style-name="Standard">Would you like me to contact tech suppor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McCarthy</meta:initial-creator>
    <meta:creation-date>2015-02-04T18:14:21.30</meta:creation-date>
    <dc:date>2015-02-04T19:08:16.94</dc:date>
    <dc:creator>Gavin McCarthy</dc:creator>
    <meta:editing-duration>PT8M34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3" meta:paragraph-count="95" meta:word-count="595" meta:character-count="3518"/>
  </office:meta>
</office:document-meta>
</file>